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989" officeooo:paragraph-rsid="00059989"/>
    </style:style>
    <style:style style:name="P2" style:family="paragraph" style:parent-style-name="Standard">
      <style:text-properties officeooo:rsid="00060bd1" officeooo:paragraph-rsid="00060bd1"/>
    </style:style>
    <style:style style:name="P3" style:family="paragraph" style:parent-style-name="Standard">
      <style:text-properties officeooo:rsid="00060bd1" officeooo:paragraph-rsid="0007aa8b"/>
    </style:style>
    <style:style style:name="P4" style:family="paragraph" style:parent-style-name="Standard">
      <style:text-properties officeooo:rsid="0007aa8b" officeooo:paragraph-rsid="0007aa8b"/>
    </style:style>
    <style:style style:name="P5" style:family="paragraph" style:parent-style-name="Standard">
      <style:text-properties officeooo:rsid="0007aa8b" officeooo:paragraph-rsid="00097d63"/>
    </style:style>
    <style:style style:name="P6" style:family="paragraph" style:parent-style-name="Standard">
      <style:text-properties officeooo:rsid="00097d63" officeooo:paragraph-rsid="00097d63"/>
    </style:style>
    <style:style style:name="T1" style:family="text">
      <style:text-properties officeooo:rsid="00060bd1"/>
    </style:style>
    <style:style style:name="T2" style:family="text">
      <style:text-properties officeooo:rsid="00061e6e"/>
    </style:style>
    <style:style style:name="T3" style:family="text">
      <style:text-properties officeooo:rsid="00097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</text:p>
      <text:p text:style-name="P1">lunedi’ 7 gennaio inziava per la 3C e per la 3D l’attivita’ di alternanza scuola lavoro presso Unindustria a Reggio Emilia, e dopo un primo giorno di presentazione dell’intera esperienza ,il giorno successivo <text:span text:style-name="T1">subito </text:span>ci venne presentato il primo progetto da realizzare.</text:p>
      <text:p text:style-name="P1">Il Prof Carpanoni ci ha presentato <text:span text:style-name="T1">una</text:span> commessa <text:span text:style-name="T1">organizzata dall’azienda (ovviamente fittizia) Ziewenz</text:span>, il progetto consisteva nel programmare tramite Arduino un dispositivo, <text:span text:style-name="T2">da inserire all’interno di un vaso,</text:span> in grado di monitorare la temperatura e il livello di luminosita’, oltre che con la parte informatica pero’ bisognava vedersela anche con la parte <text:span text:style-name="T1">economica</text:span> relativa ai costi di produzione, <text:span text:style-name="T1">stipendi ecc.</text:span> <text:span text:style-name="T1">c</text:span>ercando di proporre comunque <text:span text:style-name="T1">il</text:span> prezzo <text:span text:style-name="T1">piu’ adeguato. I prezzi da produrre erano 100000</text:span></text:p>
      <text:p text:style-name="P1">I gruppi di lavoro erano formati da 4 persone, ogni gruppo conteneva 2 ragazzi/e di una classe e 2 dell’altra. <text:span text:style-name="T1">La scadenza era fissata a giovedi’ 11.</text:span></text:p>
      <text:p text:style-name="P1"/>
      <text:p text:style-name="P2">Il nostro Team</text:p>
      <text:p text:style-name="P2"/>
      <text:p text:style-name="P2">Io ero finito con Gaetano, Andrea e Alessandro, questi ultimi due della 3D, <text:span text:style-name="T3">il team si chiamava HypeSensor</text:span>. Ci eravamo decisi a suddividere il lavoro fra: parte economica e parte informatica. Io insieme ad Andrea curammo la parte informatica.</text:p>
      <text:p text:style-name="P4">Per quanto mi riguarda mi ero trovato molto bene con questi ragazzi, sia per la parte lavorativa che quella puramente relazionale, e’ stata un’esperienza molto interessante.</text:p>
      <text:p text:style-name="P3"/>
      <text:p text:style-name="P6">Il Prodotto</text:p>
      <text:p text:style-name="P6"/>
      <text:p text:style-name="P5">il nostro <text:span text:style-name="T3">prodotto</text:span> si chiamava Boxshore e implementava oltre ai 2 sensori oblligatori anche quello dell’umidita’ per monitorare lo stato di idratazione della pianta. Qual’ora fosse andato sotto il 20% un led rosso avrebbe cominciato a lampeggiare. Il funzionamento del nostro prodotto e’ mostrato nel video in background al mio sito. <text:span text:style-name="T3">Queste qui di seguito sono le slide che presentammo giovedi 11 che mostrano le spefiche di Boxshore</text:span></text:p>
      <text:p text:style-name="P5"/>
      <text:p text:style-name="P6">Costi e ricavi</text:p>
      <text:p text:style-name="P6"/>
      <text:p text:style-name="P6">anche qui di seguito sono presenti le slide che avevamo fatto tenere conto del costo di un singolo pezzo, del prezzo di vendita, e dei rispettivi guadagni calcolati secondo vari profili temporali.</text:p>
      <text:p text:style-name="P6"/>
      <text:p text:style-name="P6">Conclusione</text:p>
      <text:p text:style-name="P6"/>
      <text:p text:style-name="P6">come ho gia’ scritto in precedenza ho trovato questo progetto molto stimolante e formativo, infatti com’e’ successo poi anche per gli altri progetti, abbiamo infatti lavorato in team e <text:s/>parlato in pubblico, attivita’ che non abbiamo opportunita’ di sperimentare molto spesso in classe, ma che riguardano delle capacita’ fondamentali nel mondo del lavo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3:46:25.603000000</meta:creation-date>
    <dc:date>2018-03-21T22:07:04.585000000</dc:date>
    <meta:editing-duration>PT1H11M26S</meta:editing-duration>
    <meta:editing-cycles>4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3" meta:word-count="371" meta:character-count="2374" meta:non-whitespace-character-count="2015"/>
  </office:meta>
</office:document-meta>
</file>